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master-page-name="">
      <style:paragraph-properties style:page-number="auto" fo:break-before="auto" fo:break-after="auto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bjetivos del proyecto </text:h>
      <text:p text:style-name="UBUcuerpoTrabajo">{Este apartado explica de forma precisa y concisa cuales son los objetivos que se persiguen con la realización del proyecto. Se puede distinguir entre los objetivos marcados por los requisitos del software a construir y los objetivos de carácter técnico que plantea a la hora de llevar a la práctica el proyecto.}</text:p>
      <text:p text:style-name="UBUcuerpoTrabajo">Objetivos :</text:p>
      <text:p text:style-name="UBUcuerpoTrabajo"><text:tab/>-Utilizacion de GitHub para la gestión de proyectos de manera profesional.</text:p>
      <text:p text:style-name="UBUcuerpoTrabajo"><text:tab/>-Utilización de <text:s/>ZenHub junto a github para gestionar proyectos.</text:p>
      <text:p text:style-name="UBUcuerpoTrabajo"><text:tab/>-Realizar un proyecto de una manera real, como sería en una empresa o desarrollador freelance.</text:p>
      <text:p text:style-name="UBUcuerpoTrabajo"><text:tab/>-Trabajo en un proyecto aplicable en una empresa real.</text:p>
      <text:p text:style-name="UBUcuerpoTrabajo"><text:tab/>-Trabajo en equipo con miembros de una fabrica.</text:p>
      <text:p text:style-name="UBUcuerpoTrabajo"><text:tab/>-Análisis y adaptación de las necesidades presentadas por la empresa.</text:p>
      <text:p text:style-name="UBUcuerpoTrabajo"><text:tab/>-Entrenar un clasificador de imágenes con opencv.</text:p>
      <text:p text:style-name="UBUcuerpoTrabajo"><text:tab/>-Utilizar multiplicador de imágenes con ImageAugmentation-master</text:p>
      <text:p text:style-name="UBUcuerpoTrabajo"><text:tab/>-Comparación de scikit-image vs opencv. </text:p>
      <text:p text:style-name="UBUcuerpoTrabajo"><text:tab/>-Creación de un algoritmo que binarice los frames llegados por la camara en tiempo real, localizando las manchas de melanosis.</text:p>
      <text:p text:style-name="UBUcuerpoTrabajo"><text:tab/>-Solucionar problema que no se ha abordado anteriormente con aplicaciones sw.</text:p>
      <text:p text:style-name="UBUcuerpoTrabajo"><text:tab/>-Adquirir conocimientos en el área de vision artificial.</text:p>
      <text:p text:style-name="UBUcuerpoTrabajo"><text:tab/>-Descubrimiento de nuevas librerias en python.</text:p>
      <text:p text:style-name="UBUcuerpoTrabajo"><text:tab/>-Modernizar la linea de producción de la empresa.</text:p>
      <text:p text:style-name="UBUcuerpoTrabajo"><text:tab/>-Evitar costos extras derivados de la retirada de langostinos con melanosis por parte de personal contratado..</text:p>
      <text:p text:style-name="UBUcuerpoTrabajo"><text:tab/></text:p>
      <text:p text:style-name="UBUcuerpoTrabajo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5.26773502173662E-017) rotate (0.963770812951087) translate (0.498625cm 27.3177083333333cm)"><draw:text-box><text:p text:style-name="MP1"><text:span text:style-name="MT1">Borrador</text:span></text:p></draw:text-box></draw:frame><text:file-name text:display="name-and-extension">2_ObjetivosDelProyecto.odt</text:file-name> v.<text:editing-cycles>13</text:editing-cycles> <text:title/><text:modification-date style:data-style-name="N103">05/abr/18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3$Win32 OpenOffice.org_project/413m1$Build-9783</meta:generator>
    <dc:date>2018-04-05T21:44:03.34</dc:date>
    <meta:editing-duration>PT1H37M39S</meta:editing-duration>
    <meta:editing-cycles>13</meta:editing-cycles>
    <meta:document-statistic meta:table-count="0" meta:image-count="0" meta:object-count="0" meta:page-count="1" meta:paragraph-count="21" meta:word-count="210" meta:character-count="1430"/>
  </office:meta>
</office:document-meta>
</file>